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6.9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style-name="ce1" office:value-type="string" calcext:value-type="string">
            <text:p>Cmd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return_initial_cmds_as_available_cm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change_available_cmds_if_state_chang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EmptyLand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return_available_cmds_after_roll_to_emptylan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money_and_add_land_and_change_land_owner_after_have_enough_money_to_sayY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wnLand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return_available_cmds_after_roll_to_ownlan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money_and_change_land_level_after_have_enough_money_and_land_level_to_sayY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not_change_when_land_level_is_maxlevel_to_sayY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GiftRoom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return_available_cmds_after_roll_to_giftroo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money_when_chose_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point_when_chose_tw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get_god_when_chose_thre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or_wrong_cm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thersLand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roll_to_otherslan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my_money_and_others_money_when_have_enough_money_to_pay_bi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gameover_when_no_enough_money_to_pay_bi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StartingPoint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roll_to_startingpoi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agicRoom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roll_to_magicro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Hospital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roll_to_hospit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Prison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roll_to_pris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prison_days_when_roll_to_pris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ine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roll_to_m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gain_point_when_roll_to_mi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ToolRoom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roll_to_toolroom_and_no_enough_poi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return_available_cmds_after_roll_to_toolroom_and_have_enough_poin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w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hre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when_no_enough_point_or_space_to_buy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chose_or_wrong_cm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exit_cm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BlockCmd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block_cm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block_succes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BombCmd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bomb_cm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bomb_succes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RobotCmd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robot_cm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toolsnum_and_mapstatus_after_robot_succes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SellCmd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sell_cm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landnum_and_landowner_and_landlevel_and_money_after_sell_succes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not_change_when_no_land_to_sel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SellToolCmd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selltool_cm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toolsnum_and_point_after_selltool_succes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sel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QueryCmd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query_cm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HelpCmd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help_cm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RichCmd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rich_cm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initial_mone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initial_player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ameMap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return_land_when_get_by_positi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stop_when_encounter_bl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goto_hospital_when_encounter_bom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4])" office:value-type="float" office:value="303" calcext:value-type="float">
            <text:p>303</text:p>
          </table:table-cell>
          <table:table-cell table:formula="of:=SUM([.C2:.C84])" office:value-type="float" office:value="0" calcext:value-type="float">
            <text:p>0</text:p>
          </table:table-cell>
        </table:table-row>
        <table:table-row table:style-name="ro1" table:number-rows-repeated="5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5:32:55.837827000</meta:creation-date>
    <meta:generator>LibreOffice/5.1.4.2$MacOSX_X86_64 LibreOffice_project/a2b79effd678115174773cc8f9c66d2b5833e18c</meta:generator>
    <dc:date>2016-11-25T17:28:13.039553000</dc:date>
    <meta:editing-duration>PT1H33M59S</meta:editing-duration>
    <meta:editing-cycles>27</meta:editing-cycles>
    <meta:document-statistic meta:table-count="1" meta:cell-count="152" meta:object-count="0"/>
  </office:meta>
</office:document-meta>
</file>